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adornments="Regular" style:font-pitch="fixed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4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45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48" style:family="graphic" style:parent-style-name="objectwithoutfill">
      <style:graphic-properties svg:stroke-width="0.102cm" svg:stroke-color="#ff8000" draw:marker-start-width="0.356cm" draw:marker-end="Arrowheads_20_53" draw:marker-end-width="0.356cm" draw:fill="solid" draw:fill-color="#729fcf" fo:padding-top="0.176cm" fo:padding-bottom="0.176cm" fo:padding-left="0.356cm" fo:padding-right="0.301cm" loext:decorative="false"/>
    </style:style>
    <style:style style:name="gr49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0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52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3.431cm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ff4000" draw:textarea-horizontal-align="justify" draw:textarea-vertical-align="middle" draw:auto-grow-height="false" fo:min-height="0.584cm" fo:min-width="0cm" style:writing-mode="lr-tb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584cm" fo:min-width="0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loext:graphic-properties draw:fill-color="#3465a4"/>
      <style:paragraph-properties fo:text-align="center" style:writing-mode="lr-tb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="none" draw:fill-color="#069a2e"/>
      <style:paragraph-properties fo:text-align="center"/>
    </style:style>
    <style:style style:name="P18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9" style:family="paragraph">
      <loext:graphic-properties draw:fill-color="#15846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0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-color="#158466"/>
      <style:paragraph-properties fo:text-align="center" style:writing-mode="lr-tb"/>
    </style:style>
    <style:style style:name="P24" style:family="paragraph">
      <loext:graphic-properties draw:fill-color="#158466"/>
      <style:paragraph-properties fo:text-align="center"/>
    </style:style>
    <style:style style:name="P25" style:family="paragraph">
      <loext:graphic-properties draw:fill="none" draw:fill-color="#ffffff"/>
      <style:text-properties style:font-name="Andale Mono"/>
    </style:style>
    <style:style style:name="P26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ff4000"/>
      <style:paragraph-properties fo:text-align="center" style:writing-mode="lr-tb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5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custom-shape draw:style-name="gr42" draw:text-style-name="P13" xml:id="id32" draw:id="id32" draw:layer="layout" svg:width="1.588cm" svg:height="1.588cm" draw:transform="skewX (-0.0183259571459405) translate (1.635cm 1.634cm)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3" draw:id="id33" draw:layer="layout" svg:width="1.588cm" svg:height="1.588cm" draw:transform="skewX (-0.0183259571459405) translate (8.15cm 1.635cm)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7" draw:id="id37" draw:layer="layout" svg:width="1.588cm" svg:height="1.588cm" draw:transform="skewX (-0.0183259571459405) translate (11.448cm 1.634cm)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5" draw:id="id35" draw:layer="layout" svg:width="1.588cm" svg:height="1.588cm" draw:transform="skewX (-0.0183259571459405) translate (5.162cm 5.444cm)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6" draw:id="id36" draw:layer="layout" svg:width="1.588cm" svg:height="1.588cm" draw:transform="skewX (-0.0183259571459405) translate (8.273cm 5.444cm)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0" draw:id="id40" draw:layer="layout" svg:width="1.588cm" svg:height="1.588cm" draw:transform="skewX (-0.0183259571459405) translate (11.448cm 8.937cm)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9" draw:id="id39" draw:layer="layout" svg:width="1.588cm" svg:height="1.588cm" draw:transform="skewX (-0.0183259571459405) translate (16.557cm 5.444cm)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3" draw:id="id43" draw:layer="layout" svg:width="1.588cm" svg:height="1.588cm" draw:transform="skewX (-0.0183259571459405) translate (1.635cm 9.042cm)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8" draw:id="id38" draw:layer="layout" svg:width="1.588cm" svg:height="1.588cm" draw:transform="skewX (-0.0183259571459405) translate (15.605cm 1.634cm)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2" draw:id="id42" draw:layer="layout" svg:width="1.588cm" svg:height="1.588cm" draw:transform="skewX (-0.0183259571459405) translate (16.557cm 8.619cm)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1" draw:id="id41" draw:layer="layout" svg:width="1.588cm" svg:height="1.588cm" draw:transform="skewX (-0.0183259571459405) translate (11.448cm 5.444cm)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34" draw:id="id34" draw:layer="layout" svg:width="1.588cm" svg:height="1.588cm" draw:transform="skewX (-0.0183259571459405) translate (1.635cm 5.444cm)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4" draw:id="id44" draw:layer="layout" svg:width="1.588cm" svg:height="1.588cm" draw:transform="skewX (-0.0183259571459405) translate (5.162cm 9.042cm)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6" draw:id="id46" draw:layer="layout" svg:width="1.588cm" svg:height="1.588cm" draw:transform="skewX (-0.0183259571459405) translate (1.635cm 12.5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5" draw:id="id45" draw:layer="layout" svg:width="1.588cm" svg:height="1.588cm" draw:transform="skewX (-0.0183259571459405) translate (5.162cm 12.5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9.62cm" svg:height="8.533cm" svg:x="1.222cm" svg:y="15.287cm">
          <draw:text-box>
            <text:p text:style-name="P14"><text:span text:style-name="T1">Common Operations</text:span></text:p>
            <text:p text:style-name="P14"><text:span text:style-name="T1">- Traverse</text:span></text:p>
            <text:p text:style-name="P14"><text:span text:style-name="T1"><text:s text:c="2"/></text:span><text:span text:style-name="T1">- Breadth-First Search (BFS)</text:span></text:p>
            <text:p text:style-name="P14"><text:span text:style-name="T1"><text:s text:c="2"/></text:span><text:span text:style-name="T1">- Depth-First Search (DFS)</text:span></text:p>
            <text:p text:style-name="P14"><text:span text:style-name="T1">- Find if a node is reachable</text:span></text:p>
            <text:p text:style-name="P14"><text:span text:style-name="T1">- Find Paths between nodes</text:span></text:p>
            <text:p text:style-name="P14"><text:span text:style-name="T1">- Find cycles</text:span></text:p>
            <text:p text:style-name="P14"><text:span text:style-name="T1">- Topographical Sorting</text:span></text:p>
            <text:p text:style-name="P15"><text:span text:style-name="T1"><text:s text:c="2"/></text:span><text:span text:style-name="T1">- Directed acyclic graphs (DAG)</text:span></text:p>
            <text:p text:style-name="P14"><text:span text:style-name="T1">- Find the shortest path</text:span></text:p>
            <text:p text:style-name="P14"><text:span text:style-name="T1"><text:s text:c="2"/></text:span><text:span text:style-name="T1">- Dijkstra’s Algorithm</text:span></text:p>
          </draw:text-box>
        </draw:frame>
        <draw:connector draw:style-name="gr44" draw:text-style-name="P17" draw:layer="layout" draw:type="line" svg:x1="3.239cm" svg:y1="2.428cm" svg:x2="8.165cm" svg:y2="2.429cm" draw:start-shape="id32" draw:start-glue-point="10" draw:end-shape="id33" draw:end-glue-point="6" svg:d="M3239 2428l4926 1" svg:viewBox="0 0 4927 2">
          <text:p/>
        </draw:connector>
        <draw:connector draw:style-name="gr44" draw:text-style-name="P17" draw:layer="layout" draw:type="line" svg:x1="2.459cm" svg:y1="3.222cm" svg:x2="2.429cm" svg:y2="5.444cm" draw:start-shape="id32" draw:start-glue-point="8" draw:end-shape="id34" draw:end-glue-point="4" svg:d="M2459 3222l-30 2222" svg:viewBox="0 0 31 2223">
          <text:p/>
        </draw:connector>
        <draw:connector draw:style-name="gr44" draw:text-style-name="P17" draw:layer="layout" draw:type="line" svg:x1="3.239cm" svg:y1="2.428cm" svg:x2="5.399cm" svg:y2="5.676cm" draw:start-shape="id32" draw:start-glue-point="10" draw:end-shape="id35" draw:end-glue-point="5" svg:d="M3239 2428l2160 3248" svg:viewBox="0 0 2161 3249">
          <text:p/>
        </draw:connector>
        <draw:connector draw:style-name="gr44" draw:text-style-name="P17" draw:layer="layout" draw:type="line" svg:x1="3.239cm" svg:y1="2.428cm" svg:x2="8.51cm" svg:y2="5.676cm" draw:start-shape="id32" draw:start-glue-point="10" draw:end-shape="id36" draw:end-glue-point="5" svg:d="M3239 2428l5271 3248" svg:viewBox="0 0 5272 3249">
          <text:p/>
        </draw:connector>
        <draw:connector draw:style-name="gr44" draw:text-style-name="P17" draw:layer="layout" draw:type="line" svg:x1="9.754cm" svg:y1="2.429cm" svg:x2="11.463cm" svg:y2="2.428cm" draw:start-shape="id33" draw:start-glue-point="10" draw:end-shape="id37" draw:end-glue-point="6" svg:d="M9754 2429l1709-1" svg:viewBox="0 0 1710 2">
          <text:p/>
        </draw:connector>
        <draw:connector draw:style-name="gr44" draw:text-style-name="P17" draw:layer="layout" draw:type="line" svg:x1="13.052cm" svg:y1="2.428cm" svg:x2="15.62cm" svg:y2="2.428cm" draw:start-shape="id37" draw:start-glue-point="10" draw:end-shape="id38" draw:end-glue-point="6" svg:d="M13052 2428h2568" svg:viewBox="0 0 2569 1">
          <text:p/>
        </draw:connector>
        <draw:connector draw:style-name="gr44" draw:text-style-name="P17" draw:layer="layout" draw:type="line" svg:x1="16.429cm" svg:y1="3.222cm" svg:x2="17.351cm" svg:y2="5.444cm" draw:start-shape="id38" draw:start-glue-point="8" draw:end-shape="id39" draw:end-glue-point="4" svg:d="M16429 3222l922 2222" svg:viewBox="0 0 923 2223">
          <text:p/>
        </draw:connector>
        <draw:connector draw:style-name="gr44" draw:text-style-name="P17" draw:layer="layout" draw:type="line" svg:x1="16.572cm" svg:y1="6.238cm" svg:x2="12.809cm" svg:y2="9.169cm" draw:start-shape="id39" draw:start-glue-point="6" draw:end-shape="id40" draw:end-glue-point="11" svg:d="M16572 6238l-3763 2931" svg:viewBox="0 0 3764 2932">
          <text:p/>
        </draw:connector>
        <draw:connector draw:style-name="gr44" draw:text-style-name="P17" draw:layer="layout" draw:type="line" svg:x1="12.242cm" svg:y1="8.937cm" svg:x2="12.272cm" svg:y2="7.032cm" draw:start-shape="id40" draw:start-glue-point="4" draw:end-shape="id41" draw:end-glue-point="8" svg:d="M12242 8937l30-1905" svg:viewBox="0 0 31 1906">
          <text:p/>
        </draw:connector>
        <draw:connector draw:style-name="gr44" draw:text-style-name="P17" draw:layer="layout" draw:type="line" svg:x1="12.829cm" svg:y1="6.8cm" svg:x2="16.794cm" svg:y2="8.851cm" draw:start-shape="id41" draw:start-glue-point="9" draw:end-shape="id42" draw:end-glue-point="5" svg:d="M12829 6800l3965 2051" svg:viewBox="0 0 3966 2052">
          <text:p/>
        </draw:connector>
        <draw:connector draw:style-name="gr44" draw:text-style-name="P17" draw:layer="layout" draw:type="line" svg:x1="17.351cm" svg:y1="8.619cm" svg:x2="17.381cm" svg:y2="7.032cm" draw:start-shape="id42" draw:start-glue-point="4" draw:end-shape="id39" draw:end-glue-point="8" svg:d="M17351 8619l30-1587" svg:viewBox="0 0 31 1588">
          <text:p/>
        </draw:connector>
        <draw:connector draw:style-name="gr44" draw:text-style-name="P17" draw:layer="layout" draw:type="line" svg:x1="11.463cm" svg:y1="6.238cm" svg:x2="9.877cm" svg:y2="6.238cm" draw:start-shape="id41" draw:start-glue-point="6" draw:end-shape="id36" draw:end-glue-point="10" svg:d="M11463 6238h-1586" svg:viewBox="0 0 1587 1">
          <text:p/>
        </draw:connector>
        <draw:connector draw:style-name="gr44" draw:text-style-name="P17" draw:layer="layout" draw:type="line" svg:x1="8.288cm" svg:y1="6.238cm" svg:x2="6.766cm" svg:y2="6.238cm" draw:start-shape="id36" draw:start-glue-point="6" draw:end-shape="id35" draw:end-glue-point="10" svg:d="M8288 6238h-1522" svg:viewBox="0 0 1523 1">
          <text:p/>
        </draw:connector>
        <draw:connector draw:style-name="gr44" draw:text-style-name="P17" draw:layer="layout" draw:type="line" svg:x1="5.177cm" svg:y1="6.238cm" svg:x2="3.239cm" svg:y2="6.238cm" draw:start-shape="id35" draw:start-glue-point="6" draw:end-shape="id34" draw:end-glue-point="10" svg:d="M5177 6238h-1938" svg:viewBox="0 0 1939 1">
          <text:p/>
        </draw:connector>
        <draw:connector draw:style-name="gr44" draw:text-style-name="P17" draw:layer="layout" draw:type="line" svg:x1="3.239cm" svg:y1="9.836cm" svg:x2="5.177cm" svg:y2="9.836cm" draw:start-shape="id43" draw:start-glue-point="10" draw:end-shape="id44" draw:end-glue-point="6" svg:d="M3239 9836h1938" svg:viewBox="0 0 1939 1">
          <text:p/>
        </draw:connector>
        <draw:connector draw:style-name="gr44" draw:text-style-name="P17" draw:layer="layout" draw:type="line" svg:x1="5.986cm" svg:y1="10.63cm" svg:x2="5.956cm" svg:y2="12.535cm" draw:start-shape="id44" draw:start-glue-point="8" draw:end-shape="id45" draw:end-glue-point="4" svg:d="M5986 10630l-30 1905" svg:viewBox="0 0 31 1906">
          <text:p/>
        </draw:connector>
        <draw:connector draw:style-name="gr44" draw:text-style-name="P17" draw:layer="layout" draw:type="line" svg:x1="5.177cm" svg:y1="13.329cm" svg:x2="3.239cm" svg:y2="13.329cm" draw:start-shape="id45" draw:start-glue-point="6" draw:end-shape="id46" draw:end-glue-point="10" svg:d="M5177 13329h-1938" svg:viewBox="0 0 1939 1">
          <text:p/>
        </draw:connector>
        <draw:connector draw:style-name="gr44" draw:text-style-name="P17" draw:layer="layout" draw:type="line" svg:x1="2.429cm" svg:y1="12.535cm" svg:x2="2.459cm" svg:y2="10.63cm" draw:start-shape="id46" draw:start-glue-point="4" draw:end-shape="id43" draw:end-glue-point="8" svg:d="M2429 12535l30-1905" svg:viewBox="0 0 31 1906">
          <text:p/>
        </draw:connector>
        <draw:connector draw:style-name="gr44" draw:text-style-name="P17" draw:layer="layout" draw:type="line" svg:x1="9.067cm" svg:y1="5.444cm" svg:x2="8.974cm" svg:y2="3.223cm" draw:start-shape="id36" draw:start-glue-point="4" draw:end-shape="id33" draw:end-glue-point="8" svg:d="M9067 5444l-93-2221" svg:viewBox="0 0 94 2222">
          <text:p/>
        </draw:connector>
        <draw:connector draw:style-name="gr44" draw:text-style-name="P17" draw:layer="layout" draw:type="line" svg:x1="5.956cm" svg:y1="9.042cm" svg:x2="5.986cm" svg:y2="7.032cm" draw:start-shape="id44" draw:start-glue-point="4" draw:end-shape="id35" draw:end-glue-point="8" svg:d="M5956 9042l30-2010" svg:viewBox="0 0 31 2011">
          <text:p/>
        </draw:connector>
        <draw:connector draw:style-name="gr44" draw:text-style-name="P17" draw:layer="layout" draw:type="line" svg:x1="8.407cm" svg:y1="2.991cm" svg:x2="5.956cm" svg:y2="5.444cm" draw:start-shape="id33" draw:start-glue-point="7" draw:end-shape="id35" draw:end-glue-point="4" svg:d="M8407 2991l-2451 2453" svg:viewBox="0 0 2452 2454">
          <text:p/>
        </draw:connector>
        <draw:connector draw:style-name="gr44" draw:text-style-name="P17" draw:layer="layout" draw:type="line" svg:x1="12.242cm" svg:y1="5.444cm" svg:x2="12.272cm" svg:y2="3.222cm" draw:start-shape="id41" draw:start-glue-point="4" draw:end-shape="id37" draw:end-glue-point="8" svg:d="M12242 5444l30-2222" svg:viewBox="0 0 31 2223">
          <text:p/>
        </draw:connector>
        <draw:connector draw:style-name="gr44" draw:text-style-name="P17" draw:layer="layout" draw:type="line" svg:x1="11.685cm" svg:y1="5.676cm" svg:x2="9.531cm" svg:y2="2.991cm" draw:start-shape="id41" draw:start-glue-point="5" draw:end-shape="id33" draw:end-glue-point="9" svg:d="M11685 5676l-2154-2685" svg:viewBox="0 0 2155 2686">
          <text:p/>
        </draw:connector>
        <draw:connector draw:style-name="gr44" draw:text-style-name="P17" draw:layer="layout" draw:type="line" svg:x1="11.705cm" svg:y1="2.99cm" svg:x2="9.634cm" svg:y2="5.676cm" draw:start-shape="id37" draw:start-glue-point="7" draw:end-shape="id36" draw:end-glue-point="11" svg:d="M11705 2990l-2071 2686" svg:viewBox="0 0 2072 2687">
          <text:p/>
        </draw:connector>
      </draw:page>
      <draw:page draw:name="page6" draw:style-name="dp1" draw:master-page-name="Default">
        <draw:custom-shape draw:style-name="gr45" draw:text-style-name="P19" xml:id="id47" draw:id="id47" draw:layer="layout" svg:width="1.588cm" svg:height="1.588cm" draw:transform="skewX (-0.0183259571459405) translate (1.635cm 6.134cm)">
          <text:p text:style-name="P1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9" xml:id="id48" draw:id="id48" draw:layer="layout" svg:width="1.588cm" svg:height="1.588cm" draw:transform="skewX (-0.0183259571459405) translate (8.15cm 6.135cm)">
          <text:p text:style-name="P1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xml:id="id52" draw:id="id52" draw:layer="layout" svg:width="1.588cm" svg:height="1.588cm" draw:transform="skewX (-0.0183259571459405) translate (11.448cm 6.134cm)">
          <text:p text:style-name="P18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0" draw:id="id50" draw:layer="layout" svg:width="1.588cm" svg:height="1.588cm" draw:transform="skewX (-0.0183259571459405) translate (5.162cm 9.944cm)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0" xml:id="id51" draw:id="id51" draw:layer="layout" svg:width="1.588cm" svg:height="1.588cm" draw:transform="skewX (-0.0183259571459405) translate (8.15cm 9.944cm)">
          <text:p text:style-name="P18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5" draw:id="id55" draw:layer="layout" svg:width="1.588cm" svg:height="1.588cm" draw:transform="skewX (-0.0183259571459405) translate (11.448cm 13.437cm)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4" draw:id="id54" draw:layer="layout" svg:width="1.588cm" svg:height="1.588cm" draw:transform="skewX (-0.0183259571459405) translate (15.605cm 9.89cm)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8" draw:id="id58" draw:layer="layout" svg:width="1.588cm" svg:height="1.588cm" draw:transform="skewX (-0.0183259571459405) translate (1.635cm 13.542cm)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3" draw:id="id53" draw:layer="layout" svg:width="1.588cm" svg:height="1.588cm" draw:transform="skewX (-0.0183259571459405) translate (15.605cm 6.134cm)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7" draw:id="id57" draw:layer="layout" svg:width="1.588cm" svg:height="1.588cm" draw:transform="skewX (-0.0183259571459405) translate (15.605cm 13.382cm)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6" draw:id="id56" draw:layer="layout" svg:width="1.588cm" svg:height="1.588cm" draw:transform="skewX (-0.0183259571459405) translate (11.448cm 9.944cm)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9" draw:id="id49" draw:layer="layout" svg:width="1.588cm" svg:height="1.588cm" draw:transform="skewX (-0.0183259571459405) translate (1.635cm 9.944cm)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59" draw:id="id59" draw:layer="layout" svg:width="1.588cm" svg:height="1.588cm" draw:transform="skewX (-0.0183259571459405) translate (5.162cm 13.542cm)">
          <text:p text:style-name="P1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1" draw:layer="layout" svg:width="8.985cm" svg:height="2.54cm" svg:x="1.222cm" svg:y="1.317cm">
          <draw:text-box>
            <text:p text:style-name="P14"><text:span text:style-name="T3">Find if a node is reachable</text:span></text:p>
            <text:p text:style-name="P14"><text:span text:style-name="T3">- HasPath(source, target): boolean</text:span></text:p>
            <text:p text:style-name="P14"><text:span text:style-name="T3"><text:s text:c="2"/></text:span><text:span text:style-name="T3">- </text:span><text:span text:style-name="T4">DFS(A, L)</text:span></text:p>
            <text:p text:style-name="P14"><text:span text:style-name="T3"><text:s text:c="2"/></text:span><text:span text:style-name="T3">- BFS</text:span></text:p>
          </draw:text-box>
        </draw:frame>
        <draw:connector draw:style-name="gr48" draw:text-style-name="P22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48" draw:text-style-name="P22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48" draw:text-style-name="P22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48" draw:text-style-name="P22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48" draw:text-style-name="P22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49" draw:text-style-name="P17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44" draw:text-style-name="P17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44" draw:text-style-name="P17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44" draw:text-style-name="P17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44" draw:text-style-name="P17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44" draw:text-style-name="P17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44" draw:text-style-name="P17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44" draw:text-style-name="P17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44" draw:text-style-name="P17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44" draw:text-style-name="P17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44" draw:text-style-name="P17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44" draw:text-style-name="P17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44" draw:text-style-name="P17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44" draw:text-style-name="P17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44" draw:text-style-name="P17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48" draw:text-style-name="P22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44" draw:text-style-name="P17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44" draw:text-style-name="P17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49" draw:text-style-name="P17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50" draw:text-style-name="P23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svg:x1="15.964cm" svg:y1="4.175cm" svg:x2="19.44cm" svg:y2="4.175cm" svg:d="M15964 4175h3476" svg:viewBox="0 0 3477 1">
          <text:p/>
        </draw:connector>
        <draw:connector draw:style-name="gr52" draw:text-style-name="P24" draw:layer="layout" svg:x1="15.947cm" svg:y1="4.886cm" svg:x2="19.423cm" svg:y2="4.886cm" svg:d="M15947 4886h3476" svg:viewBox="0 0 3477 1">
          <text:p/>
        </draw:connector>
        <draw:frame draw:style-name="gr53" draw:text-style-name="P25" draw:layer="layout" svg:width="3.986cm" svg:height="1.683cm" svg:x="12.12cm" svg:y="3.662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54" draw:text-style-name="P26" draw:layer="layout" svg:width="4.445cm" svg:height="1.27cm" svg:x="11.16cm" svg:y="2.27cm">
          <text:p text:style-name="P18"><text:span text:style-name="T1">un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7" draw:layer="layout" svg:width="0.953cm" svg:height="0.953cm" svg:x="1.952cm" svg:y="5.1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27" draw:layer="layout" svg:width="0.953cm" svg:height="0.953cm" svg:x="1.952cm" svg:y="12.4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1" draw:layer="layout" svg:width="0.635cm" svg:height="0.953cm" svg:x="8.62cm" svg:y="5.1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1" draw:layer="layout" svg:width="0.635cm" svg:height="0.953cm" svg:x="5.445cm" svg:y="8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adornments="Regular" style:font-pitch="fixed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MacOSX_AARCH64 LibreOffice_project/51a6219feb6075d9a4c46691dcfe0cd9c4fff3c2</meta:generator>
    <dc:date>2024-07-06T11:58:56.607649948</dc:date>
    <meta:editing-duration>PT3H26M33S</meta:editing-duration>
    <meta:editing-cycles>23</meta:editing-cycles>
    <meta:document-statistic meta:object-count="175"/>
  </office:meta>
</office:document-meta>
</file>